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1BFC00001458F0E56D2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811cm" svg:x="0.894cm" svg:y="1.273cm">
          <draw:image xlink:href="Pictures/1000000100001BFC00001458F0E56D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hew Drew</meta:initial-creator>
    <meta:creation-date>2025-05-30T17:08:15.342756626</meta:creation-date>
    <dc:date>2025-06-10T17:00:38.063607000</dc:date>
    <meta:editing-duration>P2DT5H49M10S</meta:editing-duration>
    <meta:editing-cycles>3</meta:editing-cycles>
    <meta:generator>LibreOffice/25.2.3.2$MacOSX_AARCH64 LibreOffice_project/bbb074479178df812d175f709636b368952c2ce3</meta:generator>
    <meta:print-date>2025-06-08T11:16:44.719669000</meta:print-date>
    <meta:printed-by>PDF files</meta:printed-by>
    <meta:document-statistic meta:object-count="1"/>
  </office:meta>
</office:document-meta>
</file>